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master-page-name="">
      <loext:graphic-properties draw:fill="none"/>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bold" officeooo:rsid="01044e57" officeooo:paragraph-rsid="01044e57" style:font-style-asian="italic" style:font-weight-asian="bold" style:font-style-complex="italic" style:font-weight-complex="bold"/>
    </style:style>
    <style:style style:name="P239" style:family="paragraph" style:parent-style-name="Text_20_body">
      <style:text-properties fo:font-weight="normal" officeooo:rsid="01044e57" officeooo:paragraph-rsid="01044e57" style:font-weight-asian="normal" style:font-weight-complex="normal"/>
    </style:style>
    <style:style style:name="P240" style:family="paragraph" style:parent-style-name="Text_20_body">
      <style:text-properties fo:font-weight="normal" officeooo:rsid="01055a2c" officeooo:paragraph-rsid="01055a2c" style:font-weight-asian="normal" style:font-weight-complex="normal"/>
    </style:style>
    <style:style style:name="P241" style:family="paragraph" style:parent-style-name="Text_20_body">
      <style:text-properties fo:font-weight="normal" officeooo:rsid="010a61c8" officeooo:paragraph-rsid="010a61c8" style:font-weight-asian="normal" style:font-weight-complex="normal"/>
    </style:style>
    <style:style style:name="P242" style:family="paragraph" style:parent-style-name="Text_20_body">
      <style:text-properties fo:font-weight="normal" officeooo:rsid="01073910" officeooo:paragraph-rsid="010a61c8" style:font-weight-asian="normal" style:font-weight-complex="normal"/>
    </style:style>
    <style:style style:name="P243" style:family="paragraph" style:parent-style-name="Text_20_body">
      <style:text-properties fo:font-weight="normal" officeooo:rsid="010763bf" officeooo:paragraph-rsid="010763bf" style:font-weight-asian="normal" style:font-weight-complex="normal"/>
    </style:style>
    <style:style style:name="P244" style:family="paragraph" style:parent-style-name="Heading_20_1">
      <style:text-properties officeooo:rsid="010da53a"/>
    </style:style>
    <style:style style:name="P245" style:family="paragraph" style:parent-style-name="Text_20_body">
      <style:text-properties officeooo:rsid="010da53a" officeooo:paragraph-rsid="010da53a"/>
    </style:style>
    <style:style style:name="P246" style:family="paragraph" style:parent-style-name="Text_20_body">
      <style:text-properties fo:font-style="normal" officeooo:rsid="010da53a" officeooo:paragraph-rsid="010da53a" style:font-style-asian="normal" style:font-style-complex="normal"/>
    </style:style>
    <style:style style:name="P247" style:family="paragraph" style:parent-style-name="Text_20_body">
      <style:text-properties fo:font-style="normal" officeooo:rsid="01106169" officeooo:paragraph-rsid="01106169" style:font-style-asian="normal" style:font-style-complex="normal"/>
    </style:style>
    <style:style style:name="P248" style:family="paragraph" style:parent-style-name="Text_20_body">
      <style:text-properties fo:font-style="normal" officeooo:rsid="01124b60" officeooo:paragraph-rsid="01124b60" style:font-style-asian="normal" style:font-style-complex="normal"/>
    </style:style>
    <style:style style:name="P249" style:family="paragraph" style:parent-style-name="Text_20_body">
      <style:text-properties fo:font-style="normal" officeooo:rsid="0113b288" officeooo:paragraph-rsid="0113b288" style:font-style-asian="normal" style:font-style-complex="normal"/>
    </style:style>
    <style:style style:name="P250" style:family="paragraph" style:parent-style-name="Text_20_body">
      <style:text-properties officeooo:rsid="01174174" officeooo:paragraph-rsid="01174174"/>
    </style:style>
    <style:style style:name="P251" style:family="paragraph" style:parent-style-name="Text_20_body">
      <style:text-properties officeooo:rsid="0118167d" officeooo:paragraph-rsid="0118167d"/>
    </style:style>
    <style:style style:name="P252" style:family="paragraph" style:parent-style-name="Text_20_body">
      <style:text-properties officeooo:rsid="01192ed9" officeooo:paragraph-rsid="01192ed9"/>
    </style:style>
    <style:style style:name="P253" style:family="paragraph" style:parent-style-name="TODO">
      <style:text-properties officeooo:rsid="01192ed9" officeooo:paragraph-rsid="01192ed9"/>
    </style:style>
    <style:style style:name="P254" style:family="paragraph" style:parent-style-name="TODO">
      <style:text-properties officeooo:rsid="01179de1" officeooo:paragraph-rsid="01179de1"/>
    </style:style>
    <style:style style:name="P255" style:family="paragraph" style:parent-style-name="CommitMessage">
      <style:text-properties officeooo:rsid="01192ed9" officeooo:paragraph-rsid="01192ed9"/>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348425447"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25642077623917"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258025672"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25642077623917"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258025672"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P238">Aside<text:span text:style-name="T3">: Don was finally able to get the PAT setup correctly, so the plugin-notifier is verified as fully working. <text:s/>Great! (And glad to be done with that.)</text:span></text:p>
      <text:p text:style-name="P239">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40"><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1">Link to TinyXML2 Docs: <text:a xlink:type="simple" xlink:href="https://leethomason.github.io/tinyxml2/annotated.html" text:style-name="Internet_20_link" text:visited-style-name="Visited_20_Internet_20_Link">https://leethomason.github.io/tinyxml2/annotated.html</text:a></text:p>
      <text:p text:style-name="P242">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3">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4" text:outline-level="1"><text:bookmark-start text:name="__RefHeading___Toc2587_3358741041"/>2025-May-15<text:tab/>ConfigUpdater<text:bookmark-end text:name="__RefHeading___Toc2587_3358741041"/></text:h>
      <text:p text:style-name="P245">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6">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7"><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8">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8">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9">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50">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1">Next, need to iterate through all the model LexerType elements: for each modelLexerType, need to search to find if it’s in themeLexerType list.</text:p>
      <text:p text:style-name="P252">Things I’ve seen today, but am not going to get to:</text:p>
      <text:p text:style-name="P253">☐ Implement the sourceElement-&gt;Clone()-&gt;ToElement() to copy from one XML to the other</text:p>
      <text:p text:style-name="P254"><text:soft-page-break/>☐ 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5">ConfigUpdater: making progress on the update-one-styler method → 04700e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15T12:56:40.727831100</dc:date>
    <meta:editing-duration>P5DT17H32M56S</meta:editing-duration>
    <meta:editing-cycles>272</meta:editing-cycles>
    <meta:generator>LibreOffice/25.2.2.2$Windows_X86_64 LibreOffice_project/7370d4be9e3cf6031a51beef54ff3bda878e3fac</meta:generator>
    <meta:document-statistic meta:table-count="1" meta:image-count="3" meta:object-count="0" meta:page-count="39" meta:paragraph-count="596" meta:word-count="12065" meta:character-count="75250" meta:non-whitespace-character-count="63049"/>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